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2"/>
    <style:style style:name="P48" style:family="paragraph" style:parent-style-name="Standard" style:list-style-name="L43"/>
    <style:style style:name="P49" style:family="paragraph" style:parent-style-name="Standard" style:list-style-name="L4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3.1:</text:p>
      <text:list xml:id="list8533901582509863497" text:style-name="L1">
        <text:list-item>
          <text:p text:style-name="P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810838465766199611" text:style-name="L2">
        <text:list-item>
          <text:p text:style-name="P7">Changed main plot so that the scroll wheel only zooms the x axis.</text:p>
        </text:list-item>
        <text:list-item>
          <text:p text:style-name="P7">Changed lightcurve plot so that it conforms properly to 'start-of-exposure'.<text:line-break/></text:p>
        </text:list-item>
      </text:list>
      <text:p text:style-name="Standard">version 3.2.8</text:p>
      <text:list xml:id="list5120692999834737151" text:style-name="L3">
        <text:list-item>
          <text:p text:style-name="P8">Changed font size in help files --- it was fine for Mac but too big for Win10<text:line-break/></text:p>
        </text:list-item>
      </text:list>
      <text:p text:style-name="Standard">version 3.2.7</text:p>
      <text:list xml:id="list7003450319433157441" text:style-name="L4">
        <text:list-item>
          <text:p text:style-name="P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69547409574910519" text:style-name="L5">
        <text:list-item>
          <text:p text:style-name="P10">This is a 'cosmetic' release --- there should be NO detectable differences from version 3.2.5 in terms of functionality.</text:p>
        </text:list-item>
        <text:list-item>
          <text:p text:style-name="P10">All python files were brought into compliance with PEP 8 coding standards. <text:s/>Only I care about that.</text:p>
        </text:list-item>
        <text:list-item>
          <text:p text:style-name="P1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All this 'cosmetic' work is in preparation for working on PyOTE issues again.<text:line-break/> </text:p>
        </text:list-item>
      </text:list>
      <text:p text:style-name="Standard">version 3.2.5</text:p>
      <text:list xml:id="list8407539469295012779" text:style-name="L6">
        <text:list-item>
          <text:p text:style-name="P1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103427228968261312" text:style-name="L7">
        <text:list-item>
          <text:p text:style-name="P12"><text:soft-page-break/>Modified the test for newer version to accommodate the different strings returned by pip 18.1 and pip 19.0+</text:p>
        </text:list-item>
        <text:list-item>
          <text:p text:style-name="P12">Added ability to invoke PyOTE from PyMovie with an externally supplied csv file that is automatically opened.<text:line-break/></text:p>
        </text:list-item>
      </text:list>
      <text:p text:style-name="Standard">version 3.2.3</text:p>
      <text:list xml:id="list1577407945962369405" text:style-name="L8">
        <text:list-item>
          <text:p text:style-name="P1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Added support for the PyMovie csv format<text:line-break/></text:p>
        </text:list-item>
      </text:list>
      <text:p text:style-name="Standard">version 3.2.1</text:p>
      <text:list xml:id="list1837408968539135895" text:style-name="L9">
        <text:list-item>
          <text:p text:style-name="P1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684588422988091713" text:style-name="L10">
        <text:list-item>
          <text:p text:style-name="P15">Changed GUI to better align text on min max edit boxes to avoid confusion.<text:line-break/></text:p>
        </text:list-item>
      </text:list>
      <text:p text:style-name="Standard">version 3.1.9</text:p>
      <text:list xml:id="list1710456499758495734" text:style-name="L11">
        <text:list-item>
          <text:p text:style-name="P16">Fixed a bug in the test for a min/max solution search being constrained by a too large min value.<text:line-break/></text:p>
        </text:list-item>
      </text:list>
      <text:p text:style-name="Standard">version 3.1.8</text:p>
      <text:list xml:id="list832883368630609563" text:style-name="L12">
        <text:list-item>
          <text:p text:style-name="P17">version 3.1.7 was released without an updated version history. <text:s/>Here is what was changed in 3.1.7:<text:line-break/></text:p>
        </text:list-item>
        <text:list-item>
          <text:p text:style-name="P1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soft-page-break/></text:p>
        </text:list-item>
      </text:list>
      <text:p text:style-name="Standard">version 3.1.6:</text:p>
      <text:list xml:id="list3616832415815228271" text:style-name="L13">
        <text:list-item>
          <text:p text:style-name="P18">Values entered in the Manual Timestamp Entry dialog box are now 'sticky', thus making corrections easy to do without requiring re-entry of all data. </text:p>
          <text:p text:style-name="P18"><text:line-break/>Also trapped is the case where a user has entered a custom frame time but failed to click the radio button indicating that it is to be used.<text:line-break/></text:p>
        </text:list-item>
      </text:list>
      <text:p text:style-name="Standard">version 3.1.5:</text:p>
      <text:list xml:id="list2768425978314653477" text:style-name="L14">
        <text:list-item>
          <text:p text:style-name="P1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515124958192109281" text:style-name="L15">
        <text:list-item>
          <text:p text:style-name="P20">Fixed error in new dropped reading detection logic when light curve was processed in field mode.<text:line-break/></text:p>
        </text:list-item>
        <text:list-item>
          <text:p text:style-name="P20">Cleaned up some language in tooltips.<text:line-break/></text:p>
        </text:list-item>
      </text:list>
      <text:p text:style-name="Standard">version 3.1.3:</text:p>
      <text:list xml:id="list7865888814770332011" text:style-name="L16">
        <text:list-item>
          <text:p text:style-name="P2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1">Eliminated the 'entry num' column in the data matrix at the lower left of the GUI. The 'entry num' is unused and a possible source of confusion with the frame or field number for the unwary.<text:line-break/></text:p>
        </text:list-item>
        <text:list-item>
          <text:p text:style-name="P2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667486943781386012" text:style-name="L17">
        <text:list-item>
          <text:p text:style-name="P2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text:soft-page-break/>made. <text:s/>It is possible to use a 'custom' frame time if your camera differs from either of those standards.<text:line-break/></text:p>
        </text:list-item>
      </text:list>
      <text:p text:style-name="Standard">version 3.1.1:</text:p>
      <text:list xml:id="list2756707355006321984" text:style-name="L18">
        <text:list-item>
          <text:p text:style-name="P2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40720950493214517" text:style-name="L19">
        <text:list-item>
          <text:p text:style-name="P2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82523744947805402" text:style-name="L20">
        <text:list-item>
          <text:p text:style-name="P2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3336778512206002065" text:style-name="L21">
        <text:list-item>
          <text:p text:style-name="P2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060499991589890276" text:style-name="L22">
        <text:list-item>
          <text:p text:style-name="P27">No code changes. <text:s/>This version is the same as 2.1.6 except that it is built on python 3.7. <text:s/>The previous versions used python 3.6. <text:s/>This allows new users to install the latest Anaconda3 version (which installs python 3.7) without fiddling <text:soft-page-break/>with archived Anaconda3 versions.<text:line-break/></text:p>
        </text:list-item>
      </text:list>
      <text:p text:style-name="Standard">version 2.1.6:</text:p>
      <text:list xml:id="list1611964300327796567" text:style-name="L23">
        <text:list-item>
          <text:p text:style-name="P2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829289692034032836" text:style-name="L24">
        <text:list-item>
          <text:p text:style-name="P29">Disable the Accept integration button when user overrides an automatic block analysis with a manual block selection followed by a click on the Block integrate button.<text:line-break/></text:p>
        </text:list-item>
      </text:list>
      <text:p text:style-name="Standard">version 2.1.4:</text:p>
      <text:list xml:id="list781986915548417723" text:style-name="L25">
        <text:list-item>
          <text:p text:style-name="P30">Corrected a bug that kept manual selection of block integration from being performed after a refusal to accept the automatic block analysis results.<text:line-break/></text:p>
        </text:list-item>
      </text:list>
      <text:p text:style-name="Standard">version 2.1.3:</text:p>
      <text:list xml:id="list5965803801341651781" text:style-name="L26">
        <text:list-item>
          <text:p text:style-name="P3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005050789604273515" text:style-name="L27">
        <text:list-item>
          <text:p text:style-name="P3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674427327826749819" text:style-name="L28">
        <text:list-item>
          <text:p text:style-name="P33">Added progress bar tracking of block integration analysis because it can take an extended amount of time to complete the analysis when the light curve has many points.<text:line-break/></text:p>
        </text:list-item>
      </text:list>
      <text:p text:style-name="Standard">version 2.1.0</text:p>
      <text:list xml:id="list5693407210448267948" text:style-name="L29">
        <text:list-item>
          <text:p text:style-name="P3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707597604280877703" text:style-name="L30">
        <text:list-item>
          <text:p text:style-name="P35">Made the selection of Tooltip display 'sticky'</text:p>
        </text:list-item>
        <text:list-item>
          <text:p text:style-name="P35">Duration calculation when D and R span midnight now handled correctly</text:p>
        </text:list-item>
      </text:list>
      <text:p text:style-name="Standard"/>
      <text:p text:style-name="Standard">version 2.0.8</text:p>
      <text:list xml:id="list6052005915567974289" text:style-name="L31">
        <text:list-item>
          <text:p text:style-name="P36">toolTips changed to invoke and display in a custom dialog box that can be moved and resized to better accommodate legacy displays</text:p>
        </text:list-item>
        <text:list-item>
          <text:p text:style-name="P36"><text:soft-page-break/>Calc flash timing calculation fixed to properly deal with the non-integer frame numbers that can result from field processed csv files</text:p>
        </text:list-item>
        <text:list-item>
          <text:p text:style-name="P36">Flash timing has been verified to work with integrated light curves</text:p>
        </text:list-item>
        <text:list-item>
          <text:p text:style-name="P3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4407591331452810357" text:style-name="L32">
        <text:list-item>
          <text:p text:style-name="P37">Adds a button to calculate the edge position of an LED timing flash.</text:p>
        </text:list-item>
        <text:list-item>
          <text:p text:style-name="P3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7">Adds a checkbox to force manual entry of timestamp info. <text:s/>This is useful when OCR on a VTI timed light curve has catastrophic errors. <text:s/>It is always employed when using LED flash timing.</text:p>
        </text:list-item>
      </text:list>
      <text:list xml:id="list5730371922767617439" text:style-name="L33">
        <text:list-item>
          <text:p text:style-name="P3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869014143987522070" text:style-name="L34">
        <text:list-item>
          <text:p text:style-name="P3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808847720502704926" text:style-name="L35">
        <text:list-item>
          <text:p text:style-name="P40">files generated by pyote now contain PYOTE in the filename.<text:line-break/></text:p>
        </text:list-item>
        <text:list-item>
          <text:p text:style-name="P4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586359635213866921" text:style-name="L36">
        <text:list-item>
          <text:p text:style-name="P4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3647728088340531388" text:style-name="L37">
        <text:list-item>
          <text:p text:style-name="P4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692828787047270270" text:style-name="L38">
        <text:list-item>
          <text:p text:style-name="P4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584241524211466829" text:style-name="L39">
        <text:list-item>
          <text:p text:style-name="P44">improved handling of D and R region selection so that one cannot enter an invalid configuration --- automatic corrections/changes are applied.<text:line-break/></text:p>
        </text:list-item>
        <text:list-item>
          <text:p text:style-name="P4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979909506947983396" text:style-name="L40">
        <text:list-item>
          <text:p text:style-name="P4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837334926912051749" text:style-name="L41">
        <text:list-item>
          <text:p text:style-name="P4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190359041366417126" text:style-name="L42">
        <text:list-item>
          <text:p text:style-name="P4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625054904887356201" text:style-name="L43">
        <text:list-item>
          <text:p text:style-name="P4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9063952154091780258" text:style-name="L44">
        <text:list-item>
          <text:p text:style-name="P49">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1T12:28:11</dc:date>
    <meta:editing-cycles>68</meta:editing-cycles>
    <meta:editing-duration>PT19H2M57S</meta:editing-duration>
    <meta:document-statistic meta:table-count="0" meta:image-count="2" meta:object-count="0" meta:page-count="9" meta:paragraph-count="132" meta:word-count="3687" meta:character-count="21648"/>
    <meta:template xlink:type="simple" xlink:actuate="onRequest" xlink:title="" xlink:href="Normal"/>
  </office:meta>
</office:document-meta>
</file>